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k" table:style-name="ta1">
        <table:shapes>
          <draw:frame draw:z-index="0" draw:style-name="gr1" draw:text-style-name="P1" svg:width="177.37mm" svg:height="89.99mm" svg:x="113.05mm" svg:y="0mm">
            <draw:object draw:notify-on-update-of-ranges="Rok.A2:Rok.A5 Rok.B1:Rok.B1 Rok.B2:Rok.B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liczbawnioskow</text:p>
          </table:table-cell>
          <table:table-cell office:value-type="string" calcext:value-type="string">
            <text:p>%Total</text:p>
          </table:table-cell>
          <table:table-cell office:value-type="string" calcext:value-type="string">
            <text:p>%YoY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929" calcext:value-type="float">
            <text:p>792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699" calcext:value-type="float">
            <text:p>1369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37" calcext:value-type="float">
            <text:p>2437</text:p>
          </table:table-cell>
          <table:table-cell office:value-type="float" office:value="9" calcext:value-type="float">
            <text:p>9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0" calcext:value-type="float">
            <text:p>374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</table:table>
      <table:table table:name="RokMiesiac" table:style-name="ta1">
        <table:shapes>
          <draw:frame draw:z-index="0" draw:style-name="gr1" draw:text-style-name="P1" svg:width="234.03mm" svg:height="109.23mm" svg:x="131.67mm" svg:y="2.35mm">
            <draw:object draw:notify-on-update-of-ranges="RokMiesiac.A2:RokMiesiac.B49 RokMiesiac.C1:RokMiesiac.C1 RokMiesiac.C2:RokMiesiac.C4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56.06mm" svg:height="90.05mm" svg:x="131.06mm" svg:y="115.01mm">
            <draw:object draw:notify-on-update-of-ranges="RokMiesiac.A1:RokMiesiac.A1 RokMiesiac.A2:RokMiesiac.B49 RokMiesiac.D1:RokMiesiac.D1 RokMiesiac.D2:RokMiesiac.D4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25.78mm" svg:height="90.05mm" svg:x="129.68mm" svg:y="215.68mm">
            <draw:object draw:notify-on-update-of-ranges="RokMiesiac.A2:RokMiesiac.B49 RokMiesiac.E1:RokMiesiac.E1 RokMiesiac.E2:RokMiesiac.E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miesiac</text:p>
          </table:table-cell>
          <table:table-cell office:value-type="string" calcext:value-type="string">
            <text:p>liczbawnioskow</text:p>
          </table:table-cell>
          <table:table-cell office:value-type="string" calcext:value-type="string">
            <text:p>%Total(oddzielnie dla roku)</text:p>
          </table:table-cell>
          <table:table-cell office:value-type="string" calcext:value-type="string">
            <text:p>%MoM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1008" calcext:value-type="float">
            <text:p>1008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754" calcext:value-type="float">
            <text:p>754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562" calcext:value-type="float">
            <text:p>562</text:p>
          </table:table-cell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417" calcext:value-type="float">
            <text:p>1417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215" calcext:value-type="float">
            <text:p>1215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873" calcext:value-type="float">
            <text:p>873</text:p>
          </table:table-cell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006" calcext:value-type="float">
            <text:p>100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954" calcext:value-type="float">
            <text:p>954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856" calcext:value-type="float">
            <text:p>1856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690" calcext:value-type="float">
            <text:p>1690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8" calcext:value-type="float">
            <text:p>8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563" calcext:value-type="float">
            <text:p>563</text:p>
          </table:table-cell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585" calcext:value-type="float">
            <text:p>58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12" calcext:value-type="float">
            <text:p>12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</table:table-row>
      </table:table>
      <table:table table:name="Miesiac" table:style-name="ta1">
        <table:shapes>
          <draw:frame draw:z-index="0" draw:style-name="gr1" draw:text-style-name="P1" svg:width="174.1mm" svg:height="89.99mm" svg:x="73.7mm" svg:y="5.25mm">
            <draw:object draw:notify-on-update-of-ranges="Miesiac.A2:Miesiac.A13 Miesiac.B1:Miesiac.B1 Miesiac.B2:Miesiac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9.7mm" svg:height="89.99mm" svg:x="74.24mm" svg:y="103.27mm">
            <draw:object draw:notify-on-update-of-ranges="Miesiac.A15:Miesiac.A15 Miesiac.A16:Miesiac.A27 Miesiac.A16:Miesiac.A16 Miesiac.B16:Miesiac.B27 Miesiac.A17:Miesiac.A17 Miesiac.B17:Miesiac.B17 Miesiac.A18:Miesiac.A18 Miesiac.B18:Miesiac.B18 Miesiac.A19:Miesiac.A19 Miesiac.B19:Miesiac.B19 Miesiac.A20:Miesiac.A20 Miesiac.B20:Miesiac.B20 Miesiac.A21:Miesiac.A21 Miesiac.B21:Miesiac.B21 Miesiac.A22:Miesiac.A22 Miesiac.B22:Miesiac.B22 Miesiac.A23:Miesiac.A23 Miesiac.B23:Miesiac.B23 Miesiac.A24:Miesiac.A24 Miesiac.B24:Miesiac.B24 Miesiac.A25:Miesiac.A25 Miesiac.B25:Miesiac.B25 Miesiac.A26:Miesiac.A26 Miesiac.B26:Miesiac.B26 Miesiac.A27:Miesiac.A27 Miesiac.B27:Miesiac.B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iesiac</text:p>
          </table:table-cell>
          <table:table-cell office:value-type="string" calcext:value-type="string">
            <text:p>liczbawnios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esiac</text:p>
          </table:table-cell>
          <table:table-cell office:value-type="string" calcext:value-type="string">
            <text:p>%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</table:table>
      <table:table table:name="DniTygodnia" table:style-name="ta1">
        <table:shapes>
          <draw:frame draw:z-index="0" draw:style-name="gr1" draw:text-style-name="P1" svg:width="159.99mm" svg:height="89.99mm" svg:x="124.58mm" svg:y="2.86mm">
            <draw:object draw:notify-on-update-of-ranges="DniTygodnia.A1:DniTygodnia.A1 DniTygodnia.A2:DniTygodnia.A8 DniTygodnia.B1:DniTygodnia.B1 DniTygodnia.B2:DniTygodnia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0.28mm" svg:height="89.99mm" svg:x="125.14mm" svg:y="97.95mm">
            <draw:object draw:notify-on-update-of-ranges="DniTygodnia.A10:DniTygodnia.A10 DniTygodnia.B11:DniTygodnia.B17 DniTygodnia.B10:DniTygodnia.B10 DniTygodnia.B11:DniTygodnia.B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zien_tygodnia</text:p>
          </table:table-cell>
          <table:table-cell office:value-type="string" calcext:value-type="string">
            <text:p>liczbawnioskow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3" calcext:value-type="float">
            <text:p>47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46" calcext:value-type="float">
            <text:p>49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35" calcext:value-type="float">
            <text:p>50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87" calcext:value-type="float">
            <text:p>5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7" calcext:value-type="float">
            <text:p>47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74" calcext:value-type="float">
            <text:p>177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zien_tygodnia</text:p>
          </table:table-cell>
          <table:table-cell office:value-type="string" calcext:value-type="string">
            <text:p>%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  <table:database-ranges>
        <table:database-range table:name="__Anonymous_Sheet_DB__2" table:target-range-address="Miesiac.A15:Miesiac.B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51:39.864955711</meta:creation-date>
    <meta:generator>LibreOffice/6.0.7.3$Linux_X86_64 LibreOffice_project/00m0$Build-3</meta:generator>
    <dc:date>2019-03-31T20:51:10.794654878</dc:date>
    <meta:editing-duration>PT48M27S</meta:editing-duration>
    <meta:editing-cycles>7</meta:editing-cycles>
    <meta:document-statistic meta:table-count="4" meta:cell-count="34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64cm" svg:y="3.952cm" style:legend-expansion="high" chart:style-name="ch2"/>
        <chart:plot-area chart:style-name="ch3" table:cell-range-address="DniTygodnia.A1:DniTygodnia.B8" chart:data-source-has-labels="row" svg:x="0.32cm" svg:y="0.18cm" svg:width="12.224cm" svg:height="8.64cm">
          <chartooo:coordinate-region svg:x="1.312cm" svg:y="0.379cm" svg:width="11.23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niTygodnia.A2:DniTygodnia.A8" chart:label-cell-address="DniTygodnia.A1:DniTygodnia.A1" chart:class="chart:bar">
            <chart:data-point chart:repeated="7"/>
          </chart:series>
          <chart:series chart:style-name="ch8" chart:values-cell-range-address="DniTygodnia.B2:DniTygodnia.B8" chart:label-cell-address="DniTygodnia.B1:DniTygodnia.B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zien_tygodnia</text:p>
                <draw:g>
                  <svg:desc>DniTygodnia.A1:DniTygodnia.A1</svg:desc>
                </draw:g>
              </table:table-cell>
              <table:table-cell office:value-type="string">
                <text:p>liczbawnioskow</text:p>
                <draw:g>
                  <svg:desc>DniTygodnia.B1:DniTygodni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niTygodnia.A2:DniTygodnia.A8</svg:desc>
                </draw:g>
              </table:table-cell>
              <table:table-cell office:value-type="float" office:value="4763">
                <text:p>4763</text:p>
                <draw:g>
                  <svg:desc>DniTygodnia.B2:DniTygodnia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87">
                <text:p>5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87">
                <text:p>4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74">
                <text:p>1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29cm" svg:height="9cm" xlink:href=".." xlink:type="simple" chart:class="chart:line" chart:style-name="ch1">
        <chart:legend chart:legend-position="end" svg:x="13.383cm" svg:y="3.952cm" style:legend-expansion="high" chart:style-name="ch2"/>
        <chart:plot-area chart:style-name="ch3" table:cell-range-address="DniTygodnia.A10:DniTygodnia.B10 DniTygodnia.B11:DniTygodnia.B17" chart:data-source-has-labels="row" svg:x="0.34cm" svg:y="0.18cm" svg:width="12.703cm" svg:height="8.64cm">
          <chartooo:coordinate-region svg:x="0.776cm" svg:y="0.379cm" svg:width="11.9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niTygodnia.B11:DniTygodnia.B17" chart:label-cell-address="DniTygodnia.A10:DniTygodnia.A10" chart:class="chart:line">
            <chart:data-point chart:repeated="7"/>
          </chart:series>
          <chart:series chart:style-name="ch7" chart:values-cell-range-address="DniTygodnia.B11:DniTygodnia.B17" chart:label-cell-address="DniTygodnia.B10:DniTygodnia.B10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zien_tygodnia</text:p>
                <draw:g>
                  <svg:desc>DniTygodnia.A10:DniTygodnia.A10</svg:desc>
                </draw:g>
              </table:table-cell>
              <table:table-cell office:value-type="string">
                <text:p>%Total</text:p>
                <draw:g>
                  <svg:desc>DniTygodnia.B10:DniTygodnia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DniTygodnia.B11:DniTygodnia.B17</svg:desc>
                </draw:g>
              </table:table-cell>
              <table:table-cell office:value-type="float" office:value="17">
                <text:p>17</text:p>
                <draw:g>
                  <svg:desc>DniTygodnia.B11:DniTygodnia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11cm" svg:height="9cm" xlink:href=".." xlink:type="simple" chart:class="chart:bar" chart:style-name="ch1">
        <chart:legend chart:legend-position="end" svg:x="14.275cm" svg:y="4.201cm" style:legend-expansion="high" chart:style-name="ch2"/>
        <chart:plot-area chart:style-name="ch3" table:cell-range-address="Miesiac.A1:Miesiac.B13" chart:data-source-has-labels="both" svg:x="0.348cm" svg:y="0.18cm" svg:width="13.579cm" svg:height="8.64cm">
          <chartooo:coordinate-region svg:x="1.34cm" svg:y="0.379cm" svg:width="12.587cm" svg:height="7.794cm"/>
          <chart:axis chart:dimension="x" chart:name="primary-x" chart:style-name="ch4" chartooo:axis-type="auto">
            <chartooo:date-scale/>
            <chart:categories table:cell-range-address="Miesiac.A2:Miesiac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esiac.B2:Miesiac.B13" chart:label-cell-address="Miesiac.B1:Miesiac.B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wnioskow</text:p>
                <draw:g>
                  <svg:desc>Miesiac.B1:Miesiac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iesiac.A2:Miesiac.A13</svg:desc>
                </draw:g>
              </table:table-cell>
              <table:table-cell office:value-type="float" office:value="2219">
                <text:p>2219</text:p>
                <draw:g>
                  <svg:desc>Miesiac.B2:Miesiac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84">
                <text:p>12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971cm" svg:height="9cm" xlink:href=".." xlink:type="simple" chart:class="chart:line" chart:style-name="ch1">
        <chart:plot-area chart:style-name="ch2" table:cell-range-address="Miesiac.A15:Miesiac.A27 Miesiac.B16:Miesiac.B27" chart:data-source-has-labels="both" svg:x="0.279cm" svg:y="0.18cm" svg:width="13.413cm" svg:height="8.64cm">
          <chartooo:coordinate-region svg:x="0.715cm" svg:y="0.379cm" svg:width="12.605cm" svg:height="7.794cm"/>
          <chart:axis chart:dimension="x" chart:name="primary-x" chart:style-name="ch3" chartooo:axis-type="auto">
            <chartooo:date-scale/>
            <chart:categories table:cell-range-address="Miesiac.A16:Miesiac.A2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Miesiac.B16:Miesiac.B27" chart:label-cell-address="Miesiac.A16:Miesiac.A16" chart:class="chart:line">
            <chart:data-point chart:repeated="12"/>
          </chart:series>
          <chart:series chart:style-name="ch6" chart:values-cell-range-address="Miesiac.B17:Miesiac.B17" chart:label-cell-address="Miesiac.A17:Miesiac.A17" chart:class="chart:line">
            <chart:data-point/>
          </chart:series>
          <chart:series chart:style-name="ch7" chart:values-cell-range-address="Miesiac.B18:Miesiac.B18" chart:label-cell-address="Miesiac.A18:Miesiac.A18" chart:class="chart:line">
            <chart:data-point/>
          </chart:series>
          <chart:series chart:style-name="ch8" chart:values-cell-range-address="Miesiac.B19:Miesiac.B19" chart:label-cell-address="Miesiac.A19:Miesiac.A19" chart:class="chart:line">
            <chart:data-point/>
          </chart:series>
          <chart:series chart:style-name="ch9" chart:values-cell-range-address="Miesiac.B20:Miesiac.B20" chart:label-cell-address="Miesiac.A20:Miesiac.A20" chart:class="chart:line">
            <chart:data-point/>
          </chart:series>
          <chart:series chart:style-name="ch10" chart:values-cell-range-address="Miesiac.B21:Miesiac.B21" chart:label-cell-address="Miesiac.A21:Miesiac.A21" chart:class="chart:line">
            <chart:data-point/>
          </chart:series>
          <chart:series chart:style-name="ch11" chart:values-cell-range-address="Miesiac.B22:Miesiac.B22" chart:label-cell-address="Miesiac.A22:Miesiac.A22" chart:class="chart:line">
            <chart:data-point/>
          </chart:series>
          <chart:series chart:style-name="ch12" chart:values-cell-range-address="Miesiac.B23:Miesiac.B23" chart:label-cell-address="Miesiac.A23:Miesiac.A23" chart:class="chart:line">
            <chart:data-point/>
          </chart:series>
          <chart:series chart:style-name="ch13" chart:values-cell-range-address="Miesiac.B24:Miesiac.B24" chart:label-cell-address="Miesiac.A24:Miesiac.A24" chart:class="chart:line">
            <chart:data-point/>
          </chart:series>
          <chart:series chart:style-name="ch14" chart:values-cell-range-address="Miesiac.B25:Miesiac.B25" chart:label-cell-address="Miesiac.A25:Miesiac.A25" chart:class="chart:line">
            <chart:data-point/>
          </chart:series>
          <chart:series chart:style-name="ch15" chart:values-cell-range-address="Miesiac.B26:Miesiac.B26" chart:label-cell-address="Miesiac.A26:Miesiac.A26" chart:class="chart:line">
            <chart:data-point/>
          </chart:series>
          <chart:series chart:style-name="ch16" chart:values-cell-range-address="Miesiac.B27:Miesiac.B27" chart:label-cell-address="Miesiac.A27:Miesiac.A27" chart:class="chart:line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Miesiac.A16:Miesiac.A16</svg:desc>
                </draw:g>
              </table:table-cell>
              <table:table-cell office:value-type="string">
                <text:p>2</text:p>
                <draw:g>
                  <svg:desc>Miesiac.A17:Miesiac.A17</svg:desc>
                </draw:g>
              </table:table-cell>
              <table:table-cell office:value-type="string">
                <text:p>3</text:p>
                <draw:g>
                  <svg:desc>Miesiac.A18:Miesiac.A18</svg:desc>
                </draw:g>
              </table:table-cell>
              <table:table-cell office:value-type="string">
                <text:p>4</text:p>
                <draw:g>
                  <svg:desc>Miesiac.A19:Miesiac.A19</svg:desc>
                </draw:g>
              </table:table-cell>
              <table:table-cell office:value-type="string">
                <text:p>5</text:p>
                <draw:g>
                  <svg:desc>Miesiac.A20:Miesiac.A20</svg:desc>
                </draw:g>
              </table:table-cell>
              <table:table-cell office:value-type="string">
                <text:p>6</text:p>
                <draw:g>
                  <svg:desc>Miesiac.A21:Miesiac.A21</svg:desc>
                </draw:g>
              </table:table-cell>
              <table:table-cell office:value-type="string">
                <text:p>7</text:p>
                <draw:g>
                  <svg:desc>Miesiac.A22:Miesiac.A22</svg:desc>
                </draw:g>
              </table:table-cell>
              <table:table-cell office:value-type="string">
                <text:p>8</text:p>
                <draw:g>
                  <svg:desc>Miesiac.A23:Miesiac.A23</svg:desc>
                </draw:g>
              </table:table-cell>
              <table:table-cell office:value-type="string">
                <text:p>9</text:p>
                <draw:g>
                  <svg:desc>Miesiac.A24:Miesiac.A24</svg:desc>
                </draw:g>
              </table:table-cell>
              <table:table-cell office:value-type="string">
                <text:p>10</text:p>
                <draw:g>
                  <svg:desc>Miesiac.A25:Miesiac.A25</svg:desc>
                </draw:g>
              </table:table-cell>
              <table:table-cell office:value-type="string">
                <text:p>11</text:p>
                <draw:g>
                  <svg:desc>Miesiac.A26:Miesiac.A26</svg:desc>
                </draw:g>
              </table:table-cell>
              <table:table-cell office:value-type="string">
                <text:p>12</text:p>
                <draw:g>
                  <svg:desc>Miesiac.A27:Miesiac.A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iesiac.A16:Miesiac.A27</svg:desc>
                </draw:g>
              </table:table-cell>
              <table:table-cell office:value-type="float" office:value="8">
                <text:p>8</text:p>
                <draw:g>
                  <svg:desc>Miesiac.B16:Miesiac.B27</svg:desc>
                </draw:g>
              </table:table-cell>
              <table:table-cell office:value-type="float" office:value="8">
                <text:p>8</text:p>
                <draw:g>
                  <svg:desc>Miesiac.B17:Miesiac.B17</svg:desc>
                </draw:g>
              </table:table-cell>
              <table:table-cell office:value-type="float" office:value="7">
                <text:p>7</text:p>
                <draw:g>
                  <svg:desc>Miesiac.B18:Miesiac.B18</svg:desc>
                </draw:g>
              </table:table-cell>
              <table:table-cell office:value-type="float" office:value="8">
                <text:p>8</text:p>
                <draw:g>
                  <svg:desc>Miesiac.B19:Miesiac.B19</svg:desc>
                </draw:g>
              </table:table-cell>
              <table:table-cell office:value-type="float" office:value="8">
                <text:p>8</text:p>
                <draw:g>
                  <svg:desc>Miesiac.B20:Miesiac.B20</svg:desc>
                </draw:g>
              </table:table-cell>
              <table:table-cell office:value-type="float" office:value="7">
                <text:p>7</text:p>
                <draw:g>
                  <svg:desc>Miesiac.B21:Miesiac.B21</svg:desc>
                </draw:g>
              </table:table-cell>
              <table:table-cell office:value-type="float" office:value="12">
                <text:p>12</text:p>
                <draw:g>
                  <svg:desc>Miesiac.B22:Miesiac.B22</svg:desc>
                </draw:g>
              </table:table-cell>
              <table:table-cell office:value-type="float" office:value="12">
                <text:p>12</text:p>
                <draw:g>
                  <svg:desc>Miesiac.B23:Miesiac.B23</svg:desc>
                </draw:g>
              </table:table-cell>
              <table:table-cell office:value-type="float" office:value="12">
                <text:p>12</text:p>
                <draw:g>
                  <svg:desc>Miesiac.B24:Miesiac.B24</svg:desc>
                </draw:g>
              </table:table-cell>
              <table:table-cell office:value-type="float" office:value="8">
                <text:p>8</text:p>
                <draw:g>
                  <svg:desc>Miesiac.B25:Miesiac.B25</svg:desc>
                </draw:g>
              </table:table-cell>
              <table:table-cell office:value-type="float" office:value="5">
                <text:p>5</text:p>
                <draw:g>
                  <svg:desc>Miesiac.B26:Miesiac.B26</svg:desc>
                </draw:g>
              </table:table-cell>
              <table:table-cell office:value-type="float" office:value="5">
                <text:p>5</text:p>
                <draw:g>
                  <svg:desc>Miesiac.B27:Miesiac.B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04cm" svg:height="10.924cm" xlink:href=".." xlink:type="simple" chart:class="chart:bar" chart:column-mapping="1" chart:style-name="ch1">
        <chart:legend chart:legend-position="end" svg:x="20.268cm" svg:y="5.163cm" style:legend-expansion="high" chart:style-name="ch2"/>
        <chart:plot-area chart:style-name="ch3" table:cell-range-address="RokMiesiac.A1:RokMiesiac.C49" chart:data-source-has-labels="both" svg:x="0.507cm" svg:y="0.077cm" svg:width="19.328cm" svg:height="10.487cm">
          <chartooo:coordinate-region svg:x="1.499cm" svg:y="0.276cm" svg:width="18.328cm" svg:height="8.925cm"/>
          <chart:axis chart:dimension="x" chart:name="primary-x" chart:style-name="ch4" chartooo:axis-type="auto">
            <chartooo:date-scale/>
            <chart:categories table:cell-range-address="RokMiesiac.A2:RokMiesiac.B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okMiesiac.C2:RokMiesiac.C49" chart:label-cell-address="RokMiesiac.C1:RokMiesiac.C1" chart:class="chart:ba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wnioskow</text:p>
                <draw:g>
                  <svg:desc>RokMiesiac.C1:RokMiesiac.C1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RokMiesiac.A2:RokMiesiac.B49</svg:desc>
                </draw:g>
              </table:table-cell>
              <table:table-cell office:value-type="float" office:value="153">
                <text:p>153</text:p>
                <draw:g>
                  <svg:desc>RokMiesiac.C2:RokMiesiac.C49</svg:desc>
                </draw:g>
              </table:table-cell>
            </table:table-row>
            <table:table-row>
              <table:table-cell office:value-type="float" office:value="2014">
                <text:p>2014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014">
                <text:p>2014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2014">
                <text:p>2014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2014">
                <text:p>2014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2014">
                <text:p>2014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014">
                <text:p>2014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2014">
                <text:p>2014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2014">
                <text:p>2014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2014">
                <text:p>2014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014">
                <text:p>2014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2014">
                <text:p>2014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2015">
                <text:p>2015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float" office:value="2015">
                <text:p>2015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2015">
                <text:p>2015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015">
                <text:p>2015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2015">
                <text:p>2015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2015">
                <text:p>2015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2015">
                <text:p>2015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2015">
                <text:p>2015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2015">
                <text:p>2015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float" office:value="2015">
                <text:p>2015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2015">
                <text:p>2015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2015">
                <text:p>2015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16">
                <text:p>2016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016">
                <text:p>2016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16">
                <text:p>2016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16">
                <text:p>2016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016">
                <text:p>2016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2016">
                <text:p>2016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016">
                <text:p>2016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016">
                <text:p>2016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016">
                <text:p>2016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016">
                <text:p>2016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016">
                <text:p>2016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016">
                <text:p>2016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2017">
                <text:p>2017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2017">
                <text:p>2017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2017">
                <text:p>2017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2017">
                <text:p>2017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2017">
                <text:p>2017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2017">
                <text:p>2017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2017">
                <text:p>2017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017">
                <text:p>2017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017">
                <text:p>2017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7">
                <text:p>2017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17">
                <text:p>2017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17">
                <text:p>2017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607cm" svg:height="9.006cm" xlink:href=".." xlink:type="simple" chart:class="chart:line" chart:style-name="ch1">
        <chart:legend chart:legend-position="end" svg:x="20.109cm" svg:y="4.204cm" style:legend-expansion="high" chart:style-name="ch2"/>
        <chart:plot-area chart:style-name="ch3" table:cell-range-address="RokMiesiac.A1:RokMiesiac.A1 RokMiesiac.A2:RokMiesiac.B49 RokMiesiac.D1:RokMiesiac.D49" chart:data-source-has-labels="both" svg:x="0.512cm" svg:y="0.18cm" svg:width="19.085cm" svg:height="8.646cm">
          <chartooo:coordinate-region svg:x="1.133cm" svg:y="0.18cm" svg:width="18.455cm" svg:height="7.083cm"/>
          <chart:axis chart:dimension="x" chart:name="primary-x" chart:style-name="ch4" chartooo:axis-type="auto">
            <chartooo:date-scale/>
            <chart:categories table:cell-range-address="RokMiesiac.A2:RokMiesiac.B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kMiesiac.D2:RokMiesiac.D49" chart:label-cell-address="RokMiesiac.D1:RokMiesiac.D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Total(oddzielnie dla roku)</text:p>
                <draw:g>
                  <svg:desc>RokMiesiac.D1:RokMiesiac.D1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RokMiesiac.A2:RokMiesiac.B49</svg:desc>
                </draw:g>
              </table:table-cell>
              <table:table-cell office:value-type="float" office:value="2">
                <text:p>2</text:p>
                <draw:g>
                  <svg:desc>RokMiesiac.D2:RokMiesiac.D49</svg:desc>
                </draw:g>
              </table:table-cell>
            </table:table-row>
            <table:table-row>
              <table:table-cell office:value-type="float" office:value="2014">
                <text:p>2014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4">
                <text:p>2014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4">
                <text:p>2014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4">
                <text:p>2014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4">
                <text:p>2014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4">
                <text:p>2014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4">
                <text:p>2014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14">
                <text:p>2014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4">
                <text:p>2014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4">
                <text:p>2014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5">
                <text:p>2015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5">
                <text:p>2015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5">
                <text:p>2015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5">
                <text:p>2015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5">
                <text:p>2015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5">
                <text:p>2015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5">
                <text:p>2015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5">
                <text:p>2015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5">
                <text:p>2015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5">
                <text:p>2015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15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6">
                <text:p>2016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6">
                <text:p>2016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6">
                <text:p>2016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6">
                <text:p>2016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6">
                <text:p>2016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6">
                <text:p>2016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6">
                <text:p>2016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6">
                <text:p>2016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6">
                <text:p>2016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6">
                <text:p>2016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6">
                <text:p>2016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17">
                <text:p>2017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7">
                <text:p>2017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7">
                <text:p>2017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7">
                <text:p>2017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7">
                <text:p>2017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7">
                <text:p>2017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7">
                <text:p>2017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7">
                <text:p>2017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7">
                <text:p>2017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7">
                <text:p>2017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7">
                <text:p>2017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38cm" svg:height="9cm" xlink:href=".." xlink:type="simple" chart:class="chart:bar" chart:style-name="ch1">
        <chart:legend chart:legend-position="end" svg:x="14.602cm" svg:y="4.201cm" style:legend-expansion="high" chart:style-name="ch2"/>
        <chart:plot-area chart:style-name="ch3" table:cell-range-address="Rok.A1:Rok.B5" chart:data-source-has-labels="both" svg:x="0.354cm" svg:y="0.18cm" svg:width="13.894cm" svg:height="8.64cm">
          <chartooo:coordinate-region svg:x="1.531cm" svg:y="0.379cm" svg:width="12.717cm" svg:height="7.794cm"/>
          <chart:axis chart:dimension="x" chart:name="primary-x" chart:style-name="ch4" chartooo:axis-type="auto">
            <chartooo:date-scale/>
            <chart:categories table:cell-range-address="Rok.A2:Rok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ok.B2:Rok.B5" chart:label-cell-address="Rok.B1:Rok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wnioskow</text:p>
                <draw:g>
                  <svg:desc>Rok.B1:Rok.B1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Rok.A2:Rok.A5</svg:desc>
                </draw:g>
              </table:table-cell>
              <table:table-cell office:value-type="float" office:value="7929">
                <text:p>7929</text:p>
                <draw:g>
                  <svg:desc>Rok.B2:Rok.B5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740">
                <text:p>37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0" chart:max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79cm" svg:height="9.006cm" xlink:href=".." xlink:type="simple" chart:class="chart:line" chart:style-name="ch1">
        <chart:legend chart:legend-position="end" svg:x="20.15cm" svg:y="4.204cm" style:legend-expansion="high" chart:style-name="ch2"/>
        <chart:plot-area chart:style-name="ch3" table:cell-range-address="RokMiesiac.A2:RokMiesiac.B49 RokMiesiac.E1:RokMiesiac.E49" chart:data-source-has-labels="both" svg:x="0.451cm" svg:y="0.18cm" svg:width="19.248cm" svg:height="8.646cm">
          <chartooo:coordinate-region svg:x="1.363cm" svg:y="0.379cm" svg:width="18.325cm" svg:height="8.248cm"/>
          <chart:axis chart:dimension="x" chart:name="primary-x" chart:style-name="ch4" chartooo:axis-type="auto">
            <chartooo:date-scale/>
            <chart:categories table:cell-range-address="RokMiesiac.A2:RokMiesiac.B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okMiesiac.E2:RokMiesiac.E49" chart:label-cell-address="RokMiesiac.E1:RokMiesiac.E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MoM</text:p>
                <draw:g>
                  <svg:desc>RokMiesiac.E1:RokMiesiac.E1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RokMiesiac.A2:RokMiesiac.B49</svg:desc>
                </draw:g>
              </table:table-cell>
              <table:table-cell office:value-type="float" office:value="NaN">
                <text:p>NaN</text:p>
                <draw:g>
                  <svg:desc>RokMiesiac.E2:RokMiesiac.E49</svg:desc>
                </draw:g>
              </table:table-cell>
            </table:table-row>
            <table:table-row>
              <table:table-cell office:value-type="float" office:value="2014">
                <text:p>2014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4">
                <text:p>2014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014">
                <text:p>2014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4">
                <text:p>2014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014">
                <text:p>2014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014">
                <text:p>2014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14">
                <text:p>2014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14">
                <text:p>2014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2014">
                <text:p>2014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2014">
                <text:p>2014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2015">
                <text:p>2015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015">
                <text:p>2015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2015">
                <text:p>2015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015">
                <text:p>2015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5">
                <text:p>2015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015">
                <text:p>2015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5">
                <text:p>2015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5">
                <text:p>2015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2015">
                <text:p>2015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5">
                <text:p>2015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2015">
                <text:p>2015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2015">
                <text:p>2015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2016">
                <text:p>2016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016">
                <text:p>2016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16">
                <text:p>2016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6">
                <text:p>2016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6">
                <text:p>2016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6">
                <text:p>2016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2016">
                <text:p>2016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6">
                <text:p>2016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2016">
                <text:p>2016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6">
                <text:p>2016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6">
                <text:p>2016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016">
                <text:p>2016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17">
                <text:p>2017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17">
                <text:p>2017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7">
                <text:p>2017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2017">
                <text:p>2017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017">
                <text:p>2017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7">
                <text:p>2017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017">
                <text:p>2017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017">
                <text:p>2017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2017">
                <text:p>2017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2017">
                <text:p>2017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2017">
                <text:p>2017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2017">
                <text:p>2017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-26">
                <text:p>-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